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4"/>
    <style:style style:name="P22" style:family="paragraph" style:parent-style-name="Text_20_body" style:list-style-name="L5"/>
    <style:style style:name="P23" style:family="paragraph" style:parent-style-name="Text_20_body" style:list-style-name="L7"/>
    <style:style style:name="P24"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5"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6" style:family="paragraph" style:parent-style-name="List">
      <style:text-properties fo:color="#000000" style:font-name="Optima1" fo:font-size="10pt" style:font-name-asian="Tahoma4" style:font-size-asian="10pt" style:font-name-complex="Tahoma4" style:font-size-complex="10pt"/>
    </style:style>
    <style:style style:name="P27" style:family="paragraph" style:parent-style-name="List" style:list-style-name="L2">
      <style:paragraph-properties fo:margin-left="2.341cm" fo:margin-right="0cm" fo:text-indent="0cm" style:auto-text-indent="false"/>
    </style:style>
    <style:style style:name="P28" style:family="paragraph" style:parent-style-name="List" style:list-style-name="L3">
      <style:paragraph-properties fo:margin-left="2.341cm" fo:margin-right="0cm" fo:text-indent="0cm" style:auto-text-indent="false"/>
    </style:style>
    <style:style style:name="P29" style:family="paragraph" style:parent-style-name="List" style:list-style-name="L6">
      <style:paragraph-properties fo:margin-left="2.341cm" fo:margin-right="0cm" fo:text-indent="0cm" style:auto-text-indent="false"/>
    </style:style>
    <style:style style:name="P30" style:family="paragraph" style:parent-style-name="List" style:list-style-name="L7">
      <style:paragraph-properties fo:margin-left="2.341cm" fo:margin-right="0cm" fo:text-indent="0cm" style:auto-text-indent="false"/>
    </style:style>
    <style:style style:name="P31" style:family="paragraph" style:parent-style-name="Heading_20_1" style:master-page-name="Standard">
      <style:paragraph-properties style:page-number="auto"/>
    </style:style>
    <style:style style:name="P32"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T12"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3</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3 – June 2009</text:p>
      <text:p text:style-name="P32">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3 <text:s text:c="2"/><text:tab/>4</text:p>
          <text:p text:style-name="Contents_20_2">Bugs fixed in 1.8.3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1">Chapter 6<text:tab/>802.1X <text:s text:c="2"/><text:tab/>29</text:p>
          <text:p text:style-name="Contents_20_2">FreeRADIUS configuration <text:s text:c="2"/><text:tab/>29</text:p>
          <text:p text:style-name="Contents_20_2">Integration with wireless networks <text:s text:c="2"/><text:tab/>30</text:p>
          <text:p text:style-name="Contents_20_1">Chapter 7<text:tab/>Blocking malicious activities with violations <text:s text:c="2"/><text:tab/>33</text:p>
          <text:p text:style-name="Contents_20_1">Chapter 8<text:tab/>Performance optimization <text:s text:c="2"/><text:tab/>36</text:p>
          <text:p text:style-name="Contents_20_2">Snort signatures <text:s text:c="2"/><text:tab/>36</text:p>
          <text:p text:style-name="Contents_20_2">MySQL tuning <text:s text:c="2"/><text:tab/>36</text:p>
          <text:p text:style-name="Contents_20_1">Chapter 9<text:tab/>High availability <text:s text:c="2"/><text:tab/>41</text:p>
          <text:p text:style-name="Contents_20_2">Database <text:s text:c="2"/><text:tab/>41</text:p>
          <text:p text:style-name="Contents_20_2">Service startup using Heartbeat <text:s text:c="2"/><text:tab/>41</text:p>
          <text:p text:style-name="Contents_20_1"><text:soft-page-break/>Chapter 10<text:tab/>Frequently Asked Questions <text:s text:c="2"/><text:tab/>42</text:p>
          <text:p text:style-name="Contents_20_2">Services <text:s text:c="2"/><text:tab/>42</text:p>
          <text:p text:style-name="Contents_20_2">Web interface <text:s text:c="2"/><text:tab/>42</text:p>
          <text:p text:style-name="Contents_20_2">Switches <text:s text:c="2"/><text:tab/>43</text:p>
          <text:p text:style-name="Contents_20_1">Chapter 11<text:tab/>Additional Softwares <text:s text:c="2"/><text:tab/>45</text:p>
          <text:p text:style-name="Contents_20_2">Nessus <text:s text:c="2"/><text:tab/>45</text:p>
          <text:p text:style-name="Contents_20_2">Snort <text:s text:c="2"/><text:tab/>45</text:p>
          <text:p text:style-name="Contents_20_2">Oinkmaster <text:s text:c="2"/><text:tab/>45</text:p>
          <text:p text:style-name="Contents_20_1">Chapter 12<text:tab/>Appendix A: Database Schema <text:s text:c="2"/><text:tab/>46</text:p>
          <text:p text:style-name="Contents_20_1">Chapter 13<text:tab/>Appendix B: Configuration parameter reference <text:s text:c="2"/><text:tab/>47</text:p>
          <text:p text:style-name="Contents_20_1">Chapter 14<text:tab/>Additional Information <text:s text:c="2"/><text:tab/>67</text:p>
          <text:p text:style-name="Contents_20_1">Chapter 15<text:tab/>Commercial Support and Contact Information <text:s text:c="2"/><text:tab/>68</text:p>
          <text:p text:style-name="Contents_20_1">Chapter 16<text:tab/>GNU Free Documentation License <text:s text:c="2"/><text:tab/>69</text:p>
        </text:index-body>
      </text:table-of-content>
      <text:p text:style-name="Standard"/>
      <text:list xml:id="list965558320" text:style-name="Outline">
        <text:list-item>
          <text:h text:style-name="P31"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3 of PacketFence.</text:p>
      <text:p text:style-name="Standard">The latest version of this guide is available at <text:a xlink:type="simple" xlink:href="http://www.packetfence.org/download/documentation.html">http://www.packetfence.org/download/documentation.html</text:a></text:p>
      <text:list xml:id="list1029684241"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88440463" text:continue-numbering="true" text:style-name="Outline">
        <text:list-item>
          <text:list>
            <text:list-item>
              <text:h text:style-name="Heading_20_2" text:outline-level="2">New features in 1.8.3</text:h>
            </text:list-item>
          </text:list>
        </text:list-item>
      </text:list>
      <text:p text:style-name="Standard">See <text:span text:style-name="Code_20__28_inline_29_">/usr/local/pf/CHANGES</text:span> file for a complete list.</text:p>
      <text:p text:style-name="Text_20_body"/>
      <text:p text:style-name="P12">❏<text:tab/>new italian translation</text:p>
      <text:p text:style-name="P12">❏<text:tab/>nessus scans using NessusClient files</text:p>
      <text:p text:style-name="P12">❏<text:tab/>added new fields to person table</text:p>
      <text:p text:style-name="List"/>
      <text:list xml:id="list436595465" text:continue-numbering="true" text:style-name="Outline">
        <text:list-item>
          <text:list>
            <text:list-item>
              <text:h text:style-name="Heading_20_2" text:outline-level="2">Bugs fixed in 1.8.3</text:h>
            </text:list-item>
          </text:list>
        </text:list-item>
      </text:list>
      <text:p text:style-name="Standard">See <text:span text:style-name="Code_20__28_inline_29_">/usr/local/pf/CHANGES</text:span> file for a complete list.</text:p>
      <text:p text:style-name="Text_20_body"/>
      <text:p text:style-name="P12">❏<text:tab/>fixed issue between connect_and_read.pl and Aironet</text:p>
      <text:p text:style-name="P12">❏<text:tab/>fixed iptables generation with multiple internal interfaces</text:p>
      <text:p text:style-name="P12">❏<text:tab/>fixed start and end dates in reports</text:p>
      <text:p text:style-name="P12">❏<text:tab/>fixed desAssociate trap handling</text:p>
      <text:p text:style-name="P12">❏<text:tab/>fixed issues with terminal connection to Cisco gear</text:p>
      <text:p text:style-name="P12">❏<text:tab/>added taint check to generate_switchport_vlan_assignment</text:p>
      <text:p text:style-name="P12">❏<text:tab/>fixed web admin GUI violation configuration</text:p>
      <text:p text:style-name="P12">❏<text:tab/>removed unused last_seen column from reports</text:p>
      <text:p text:style-name="P12"/>
      <text:p text:style-name="P12"/>
      <text:list xml:id="list764471605"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814005226" text:style-name="L1">
        <text:list-item>
          <text:p text:style-name="P24"><text:s/>ARP allows to much more control over policy violations, but requires that PacketFence has a local interface to all networks (must sit in front of the router).</text:p>
        </text:list-item>
        <text:list-item>
          <text:p text:style-name="P25"><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4"><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935718383" text:continue-list="list764471605"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452229249"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73969290"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2032726612"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574941010"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211576119"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581345150"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471774749"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302619694" text:style-name="L2">
        <text:list-header>
          <text:p text:style-name="P27">❏<text:tab/>linkUp/linkDown</text:p>
        </text:list-header>
      </text:list>
      <text:p text:style-name="Text_20_body">Don't forget to update the startup config !</text:p>
      <text:p text:style-name="Text_20_body"/>
      <text:list xml:id="list1463014268" text:continue-list="list471774749"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047476675" text:continue-list="list302619694" text:style-name="L2">
        <text:list-header>
          <text:p text:style-name="P27"><text:soft-page-break/>❏<text:tab/>linkUp/linkDown</text:p>
          <text:p text:style-name="P27">❏<text:tab/>MAC Notification</text:p>
          <text:p text:style-name="P27">❏<text:tab/>Port Security (with static MACs)</text:p>
        </text:list-header>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723971168" text:continue-list="list1463014268"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995509223"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332849733"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657973223" text:continue-list="list1047476675" text:style-name="L2">
        <text:list-header>
          <text:p text:style-name="P27">❏<text:tab/>linkUp/linkDown</text:p>
          <text:p text:style-name="P27">❏<text:tab/>MAC Notification</text:p>
        </text:list-header>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662588038" text:continue-list="list1332849733"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121393873" text:continue-list="list1657973223" text:style-name="L2">
        <text:list-header>
          <text:p text:style-name="P27">❏<text:tab/>linkUp/linkDown</text:p>
        </text:list-header>
      </text:list>
      <text:p text:style-name="Text_20_body">Don't forget to update the startup config !</text:p>
      <text:p text:style-name="Heading_20_3"/>
      <text:list xml:id="list1011791410" text:continue-list="list662588038"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09659826" text:continue-list="list121393873" text:style-name="L2">
        <text:list-header>
          <text:p text:style-name="P27">❏<text:tab/>linkUp/linkDown</text:p>
          <text:p text:style-name="P27">❏<text:tab/>MAC Locking (Port Security with static MACs)</text:p>
        </text:list-header>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1366159005" text:continue-list="list1011791410"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993675860" text:continue-list="list109659826" text:style-name="L2">
        <text:list-header>
          <text:p text:style-name="P27">❏<text:tab/>linkUp/linkDown</text:p>
          <text:p text:style-name="P27">❏<text:tab/>Port Security (with static MACs)</text:p>
        </text:list-header>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584288850" text:continue-list="list1366159005"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554416768"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005507992"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878435850"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1568668952" text:continue-list="list993675860" text:style-name="L2">
        <text:list-header>
          <text:p text:style-name="P27">❏<text:tab/>linkUp/linkDown</text:p>
        </text:list-header>
      </text:list>
      <text:p text:style-name="Text_20_body">Don't forget to update the startup config !</text:p>
      <text:p text:style-name="Heading_20_3"/>
      <text:list xml:id="list816774594" text:continue-list="list1878435850"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669562283" text:continue-list="list1568668952" text:style-name="L2">
        <text:list-header>
          <text:p text:style-name="P27">❏<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2166391228" text:continue-list="list816774594"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806566660"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1903507305" text:continue-numbering="true" text:style-name="Outline">
        <text:list-item>
          <text:h text:style-name="Heading_20_1" text:outline-level="1">802.1X</text:h>
        </text:list-item>
      </text:list>
      <text:p text:style-name="Text_20_body">PacketFence can be used with 802.1X both on wired and on wireless networks. In both cases, you'll have to configure FreeRADIUS.</text:p>
      <text:list xml:id="list2037818325" text:continue-numbering="true" text:style-name="Outline">
        <text:list-item>
          <text:list>
            <text:list-item>
              <text:h text:style-name="Heading_20_2" text:outline-level="2">FreeRADIUS configuration</text:h>
            </text:list-item>
          </text:list>
        </text:list-item>
      </text:list>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text:soft-page-break/>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250334821" text:continue-numbering="true" text:style-name="Outline">
        <text:list-item>
          <text:list>
            <text:list-item>
              <text:h text:style-name="Heading_20_2" text:outline-level="2">Integration with wireless networks</text:h>
            </text:list-item>
          </text:list>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823022311" text:style-name="L3">
        <text:list-header>
          <text:p text:style-name="P28">❏<text:tab/>several SSIDs with several VLANs inside each SSID</text:p>
          <text:p text:style-name="P28">❏<text:tab/>authentication against a RADIUS server</text:p>
          <text:p text:style-name="P28">❏<text:tab/>dynamic VLAN assignment (through RADIUS attributes)</text:p>
          <text:p text:style-name="P28">❏<text:tab/>SNMP deauthentication traps</text:p>
          <text:p text:style-name="P28">❏<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oft-page-break/><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text:soft-page-break/>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311304623" text:continue-list="list250334821"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74406930" text:style-name="L4">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pan text:style-name="T6">❏<text:tab/></text:span><text:span text:style-name="T8">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326562149" text:continue-list="list1311304623"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416269060"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586802043"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991462226" text:continue-numbering="true" text:style-name="Outline">
        <text:list-item>
          <text:list>
            <text:list-item>
              <text:h text:style-name="Heading_20_2" text:outline-level="2">Database</text:h>
            </text:list-item>
          </text:list>
        </text:list-item>
      </text:list>
      <text:list xml:id="list877195704" text:style-name="L5">
        <text:list-item>
          <text:list>
            <text:list-item>
              <text:p text:style-name="P22">A local MySQL database server on each PacketFence box and replication of the database partition using drbd</text:p>
              <text:list>
                <text:list-item>
                  <text:p text:style-name="P22">You have to make sure that only one database server is running at each time (don't double-mount the partition)</text:p>
                </text:list-item>
                <text:list-item>
                  <text:p text:style-name="P22">You have to authorize the necessary ports for DRBD using conf/iptables.pre</text:p>
                </text:list-item>
              </text:list>
            </text:list-item>
            <text:list-item>
              <text:p text:style-name="P22">A remote MySQL database server with its own high availability setup</text:p>
            </text:list-item>
          </text:list>
        </text:list-item>
      </text:list>
      <text:list xml:id="list679942789" text:continue-list="list1991462226"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1892401585"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67575927"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488061822" text:style-name="L6">
        <text:list-item>
          <text:list>
            <text:list-header>
              <text:p text:style-name="P29">❏<text:tab/>Identifier</text:p>
              <text:p text:style-name="P29">❏<text:tab/>Notes</text:p>
            </text:list-header>
          </text:list>
        </text:list-item>
      </text:list>
      <text:p text:style-name="Text_20_body"><text:soft-page-break/>Click on the Add button to save it</text:p>
      <text:list xml:id="list584188375" text:continue-list="list67575927"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195590741" text:style-name="L7">
        <text:list-header>
          <text:p text:style-name="P30">❏<text:tab/>ip: switch IP address </text:p>
          <text:p text:style-name="P30">❏<text:tab/>mode </text:p>
          <text:list>
            <text:list-item>
              <text:p text:style-name="P23">testing: pfsetvlan writes in the log files what it would normally do, but it doesn't react on the traps, it does not change any VLAN.</text:p>
            </text:list-item>
            <text:list-item>
              <text:p text:style-name="P23">registration: pfsetvlan automatically register all MAC addresses seen on the switch ports. As in testing mode, no VLAN changes are done.</text:p>
            </text:list-item>
            <text:list-item>
              <text:p text:style-name="P23">production: this is the regular working mode; pfsetvlan sends the SNMP writes to change the VLAN on the switch ports.</text:p>
              <text:p text:style-name="P23"><text:span text:style-name="T9">CAUTION</text:span>: <text:span text:style-name="T12">If [trapping.testing] (see pf.conf) is enabled, PacketFence will consider that all the switches are in test whatever the working mode is !</text:span></text:p>
            </text:list-item>
          </text:list>
          <text:p text:style-name="P30">❏<text:tab/>uplink: list of ports that are NOT managed by PacketFence. All uplink ports must be defined here! </text:p>
          <text:list text:continue-numbering="true">
            <text:list-item>
              <text:p text:style-name="P23">Dynamic (defaut): PF queries the switch using CDP (Cisco only !!) to get the uplinks</text:p>
            </text:list-item>
            <text:list-item>
              <text:p text:style-name="P23">1,2,10001,10002,... : uplink list <text:s/>if a hub is plugged in a port, this port must be declared as uplink !!! </text:p>
            </text:list-item>
          </text:list>
          <text:p text:style-name="P30">❏<text:tab/>type: switch type. Could be for example: </text:p>
          <text:list text:continue-numbering="true">
            <text:list-item>
              <text:p text:style-name="P23">Cisco::Catalyst_2900XL</text:p>
            </text:list-item>
            <text:list-item>
              <text:p text:style-name="P23">Cisco::Catalyst_2950</text:p>
            </text:list-item>
            <text:list-item>
              <text:p text:style-name="P23">Cisco::Catalyst_2960</text:p>
            </text:list-item>
            <text:list-item>
              <text:p text:style-name="P23">Cisco::Catalyst_2970</text:p>
            </text:list-item>
            <text:list-item>
              <text:p text:style-name="P23">Cisco::Catalyst_3500XL</text:p>
            </text:list-item>
            <text:list-item>
              <text:p text:style-name="P23">Cisco::Catalyst_3550</text:p>
            </text:list-item>
            <text:list-item>
              <text:p text:style-name="P23">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1013217090" text:continue-list="list584188375" text:style-name="Outline">
        <text:list-item>
          <text:h text:style-name="Heading_20_1" text:outline-level="1">Additional Softwares</text:h>
        </text:list-item>
      </text:list>
      <text:p text:style-name="Standard"/>
      <text:list xml:id="list448743469"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Standard">New in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usr/local/pf/conf/nessus/ directory and specify its filename using the scan.nessusclient_file configuration setting. You'll also have to specify your policy name using the scan.nessusclient_policy setting. After that, you can execute your scan using </text:p>
      <text:p text:style-name="Code">pfcmd schedule now &lt;IP&gt; tid=99999</text:p>
      <text:list xml:id="list923347768" text:continue-numbering="true" text:style-name="Outline">
        <text:list-item>
          <text:list>
            <text:list-item>
              <text:h text:style-name="Heading_20_2" text:outline-level="2"><text:soft-page-break/>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843536103"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271656754"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832242083"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Standard">[general.maintenance_interval]</text:p>
      <text:p text:style-name="Standard">type: time</text:p>
      <text:p text:style-name="Standard">description: Interval at which Packetfence runs its maintenance task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text:soft-page-break/>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text:soft-page-break/></text:p>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text:p>
      <text:p text:style-name="Standard"/>
      <text:p text:style-name="Standard">[scan.nessusclient_policy]</text:p>
      <text:p text:style-name="Standard">type: text</text:p>
      <text:p text:style-name="Standard">description: Name of the Policy inside the NessusClient file which should be used during the scan.</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text:soft-page-break/></text:p>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ext:soft-page-break/>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text:soft-page-break/>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text:soft-page-break/>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ext:soft-page-break/>[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text:soft-page-break/></text:p>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text:soft-page-break/></text:p>
      <text:list xml:id="list431623550"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951677833"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245568924"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02T13:46:48</dc:date>
    <meta:editing-cycles>623</meta:editing-cycles>
    <meta:editing-duration>PT299H37M04S</meta:editing-duration>
    <meta:document-statistic meta:table-count="1" meta:image-count="5" meta:object-count="0" meta:page-count="73" meta:paragraph-count="1192" meta:word-count="9599" meta:character-count="67766"/>
    <meta:user-defined meta:name="Info 1"/>
    <meta:user-defined meta:name="Info 2"/>
    <meta:user-defined meta:name="Info 3"/>
    <meta:user-defined meta:name="Info 4"/>
  </office:meta>
</office:document-meta>
</file>